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62"/><text:span text:style-name="T1">README</text:span></text:p>
      <text:p text:style-name="Standard"/>
      <text:p text:style-name="Standard"/>
      <text:p text:style-name="Standard">This Interpreter includes 2 files to run a flex file and a yacc file.</text:p>
      <text:p text:style-name="Standard"/>
      <text:list xml:id="list580398889" text:style-name="L1">
        <text:list-item>
          <text:p text:style-name="P1">Open the terminal and go to the folder where these files are</text:p>
        </text:list-item>
        <text:list-item>
          <text:p text:style-name="P1">Write the the command <text:span text:style-name="T2">lex bc.l</text:span> to compile the lex file</text:p>
        </text:list-item>
        <text:list-item>
          <text:p text:style-name="P1">Then write <text:span text:style-name="T2">yacc term1.y</text:span> to compile the yacc file , this will generate <text:span text:style-name="T2">y.tab.c</text:span></text:p>
        </text:list-item>
        <text:list-item>
          <text:p text:style-name="P1">Then compile <text:span text:style-name="T2">y.tab.c </text:span><text:span text:style-name="T3">using c compiler to generate </text:span><text:span text:style-name="T2">a.out</text:span><text:span text:style-name="T3"> by writing the command </text:span><text:span text:style-name="T2">cc y.tab.c -ly -ll -lm</text:span></text:p>
        </text:list-item>
        <text:list-item>
          <text:p text:style-name="P2">Run the a.out file using <text:span text:style-name="T2">./a.out </text:span>command </text:p>
        </text:list-item>
        <text:list-item>
          <text:p text:style-name="P2">Your calculator is ready </text:p>
        </text:list-item>
        <text:list-item>
          <text:p text:style-name="P2">You can use different functions/operators given in manual</text:p>
        </text:list-item>
        <text:list-item>
          <text:p text:style-name="P2">If u write something other than functions as specified in manual it will give syntax error</text:p>
        </text:list-item>
        <text:list-item>
          <text:p text:style-name="P2">In order to get out of the calculator type <text:span text:style-name="T2">ctrl+C</text:span> 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hyant Sahoo</meta:initial-creator>
    <meta:creation-date>2013-09-30T11:55:29</meta:creation-date>
    <dc:date>2013-10-02T18:44:19</dc:date>
    <dc:creator>Dushyant Sahoo</dc:creator>
    <meta:editing-duration>PT44M45S</meta:editing-duration>
    <meta:editing-cycles>2</meta:editing-cycles>
    <meta:generator>LibreOffice/3.4$Linux LibreOffice_project/340m1$Build-302</meta:generator>
    <meta:document-statistic meta:table-count="0" meta:image-count="0" meta:object-count="0" meta:page-count="1" meta:paragraph-count="11" meta:word-count="125" meta:character-count="711" meta:non-whitespace-character-count="542"/>
  </office:meta>
</office:document-meta>
</file>